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1.2445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8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DCF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Price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Quater</text:p>
          </table:table-cell>
          <table:table-cell table:style-name="ce2" office:value-type="string" calcext:value-type="string">
            <text:p>Diluted EPS</text:p>
          </table:table-cell>
          <table:table-cell table:style-name="ce2" office:value-type="string" calcext:value-type="string">
            <text:p>Trailing 4Q EPS</text:p>
          </table:table-cell>
          <table:table-cell table:style-name="ce6" office:value-type="string" calcext:value-type="string">
            <text:p>PE</text:p>
          </table:table-cell>
          <table:table-cell table:number-columns-repeated="5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5" office:value-type="string" calcext:value-type="string">
            <text:p>sep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pected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Future Pric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69.05537459283" calcext:value-type="float">
            <text:p>3469.0553745928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0.82" calcext:value-type="float">
            <text:p>20.82</text:p>
          </table:table-cell>
          <table:table-cell table:formula="of:=SUM([.C3:.C6])" office:value-type="float" office:value="65.3" calcext:value-type="float">
            <text:p>65.3</text:p>
          </table:table-cell>
          <table:table-cell table:formula="of:=ROUND([.$B$1]/[.D6];2)" office:value-type="float" office:value="61.26" calcext:value-type="float">
            <text:p>61.26</text:p>
          </table:table-cell>
          <table:table-cell table:formula="of:=[.$G$3]/[.E6]" office:value-type="float" office:value="0.816193274567418" calcext:value-type="float">
            <text:p>0.8161932746</text:p>
          </table:table-cell>
          <table:table-cell table:formula="of:=[.F6]*[.$B$1]" office:value-type="float" office:value="3264.77309826967" calcext:value-type="float">
            <text:p>3264.77309826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25.40716612378" calcext:value-type="float">
            <text:p>4625.4071661238</text:p>
          </table:table-cell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table:formula="of:=SUM([.C4:.C7])" office:value-type="float" office:value="88.89" calcext:value-type="float">
            <text:p>88.89</text:p>
          </table:table-cell>
          <table:table-cell table:formula="of:=ROUND([.$B$1]/[.D7];2)" office:value-type="float" office:value="45" calcext:value-type="float">
            <text:p>45</text:p>
          </table:table-cell>
          <table:table-cell table:formula="of:=[.$G$3]/[.E7]" office:value-type="float" office:value="1.11111111111111" calcext:value-type="float">
            <text:p>1.1111111111</text:p>
          </table:table-cell>
          <table:table-cell table:formula="of:=[.F7]*[.$B$1]" office:value-type="float" office:value="4444.44444444444" calcext:value-type="float">
            <text:p>4444.44444444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781.75895765472" calcext:value-type="float">
            <text:p>5781.7589576547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0.82" calcext:value-type="float">
            <text:p>20.82</text:p>
          </table:table-cell>
          <table:table-cell table:formula="of:=SUM([.C5:.C8])" office:value-type="float" office:value="94.13" calcext:value-type="float">
            <text:p>94.13</text:p>
          </table:table-cell>
          <table:table-cell table:formula="of:=ROUND([.$B$1]/[.D8];2)" office:value-type="float" office:value="42.49" calcext:value-type="float">
            <text:p>42.49</text:p>
          </table:table-cell>
          <table:table-cell table:formula="of:=[.$G$3]/[.E8]" office:value-type="float" office:value="1.17674746999294" calcext:value-type="float">
            <text:p>1.17674747</text:p>
          </table:table-cell>
          <table:table-cell table:formula="of:=[.F8]*[.$B$1]" office:value-type="float" office:value="4706.98987997176" calcext:value-type="float">
            <text:p>4706.9898799718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r</text:p>
          </table:table-cell>
          <table:table-cell office:value-type="float" office:value="20.82" calcext:value-type="float">
            <text:p>20.82</text:p>
          </table:table-cell>
          <table:table-cell table:formula="of:=SUM([.C6:.C9])" office:value-type="float" office:value="100.46" calcext:value-type="float">
            <text:p>100.46</text:p>
          </table:table-cell>
          <table:table-cell table:formula="of:=ROUND([.$B$1]/[.D9];2)" office:value-type="float" office:value="39.82" calcext:value-type="float">
            <text:p>39.82</text:p>
          </table:table-cell>
          <table:table-cell table:formula="of:=[.$G$3]/[.E9]" office:value-type="float" office:value="1.25565042692115" calcext:value-type="float">
            <text:p>1.2556504269</text:p>
          </table:table-cell>
          <table:table-cell table:formula="of:=[.F9]*[.$B$1]" office:value-type="float" office:value="5022.60170768458" calcext:value-type="float">
            <text:p>5022.60170768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1">
          <table:table-cell table:style-name="ce2" office:value-type="string" calcext:value-type="string">
            <text:p>Investment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uy 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urrent Price</text:p>
          </table:table-cell>
          <table:table-cell office:value-type="string" calcext:value-type="string">
            <text:p>Current </text:p>
            <text:p>Investment valu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 %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table:formula="of:=[.B16]*[.A16]" office:value-type="float" office:value="119964" calcext:value-type="float">
            <text:p>119964</text:p>
          </table:table-cell>
          <table:table-cell office:value-type="float" office:value="6000" calcext:value-type="float">
            <text:p>6000</text:p>
          </table:table-cell>
          <table:table-cell table:formula="of:=[.D16]*[.B16]" office:value-type="float" office:value="234000" calcext:value-type="float">
            <text:p>234000</text:p>
          </table:table-cell>
          <table:table-cell table:formula="of:=[.E16]-[.C16]" office:value-type="float" office:value="114036" calcext:value-type="float">
            <text:p>114036</text:p>
          </table:table-cell>
          <table:table-cell table:formula="of:=ROUND((([.E16]/[.C16]) -1) * 100;2)" office:value-type="float" office:value="95.0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27" calcext:value-type="float">
            <text:p>27</text:p>
          </table:table-cell>
          <table:table-cell table:formula="of:=[.B17]*[.A17]" office:value-type="float" office:value="94203" calcext:value-type="float">
            <text:p>94203</text:p>
          </table:table-cell>
          <table:table-cell table:formula="of:=[.D16]" office:value-type="float" office:value="6000" calcext:value-type="float">
            <text:p>6000</text:p>
          </table:table-cell>
          <table:table-cell table:formula="of:=[.D17]*[.B17]" office:value-type="float" office:value="162000" calcext:value-type="float">
            <text:p>162000</text:p>
          </table:table-cell>
          <table:table-cell table:formula="of:=[.E17]-[.C17]" office:value-type="float" office:value="67797" calcext:value-type="float">
            <text:p>67797</text:p>
          </table:table-cell>
          <table:table-cell table:formula="of:=ROUND((([.E17]/[.C17]) -1) * 100;2)" office:value-type="float" office:value="71.97" calcext:value-type="float">
            <text:p>71.9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 table:style-name="ce4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fit Growth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se 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 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</text:p>
          </table:table-cell>
          <table:table-cell table:formula="of:=([.B3]/100) * [.B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venue Growth 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Growth %</text:p>
          </table:table-cell>
        </table:table-row>
        <table:table-row table:style-name="ro1">
          <table:table-cell table:formula="of:=[.$B$2] * (100 +[.B6]) / 100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([.B9]/100) * [.A9]" office:value-type="float" office:value="2.2" calcext:value-type="float">
            <text:p>2.2</text:p>
          </table:table-cell>
          <table:table-cell table:formula="of:=(([.C9]-[.$B$4])/[.$B$4])*100" office:value-type="float" office:value="10" calcext:value-type="float">
            <text:p>10</text:p>
          </table:table-cell>
        </table:table-row>
        <table:table-row table:style-name="ro1">
          <table:table-cell table:formula="of:=[.A9]" office:value-type="float" office:value="110" calcext:value-type="float">
            <text:p>110</text:p>
          </table:table-cell>
          <table:table-cell table:formula="of:=[.B9]+2" office:value-type="float" office:value="4" calcext:value-type="float">
            <text:p>4</text:p>
          </table:table-cell>
          <table:table-cell table:formula="of:=([.B10]/100) * [.A10]" office:value-type="float" office:value="4.4" calcext:value-type="float">
            <text:p>4.4</text:p>
          </table:table-cell>
          <table:table-cell table:formula="of:=(([.C10]-[.$B$4])/[.$B$4])*100" office:value-type="float" office:value="120" calcext:value-type="float">
            <text:p>120</text:p>
          </table:table-cell>
        </table:table-row>
        <table:table-row table:style-name="ro1">
          <table:table-cell table:formula="of:=[.A10]" office:value-type="float" office:value="110" calcext:value-type="float">
            <text:p>110</text:p>
          </table:table-cell>
          <table:table-cell table:formula="of:=[.B10]+2" office:value-type="float" office:value="6" calcext:value-type="float">
            <text:p>6</text:p>
          </table:table-cell>
          <table:table-cell table:formula="of:=([.B11]/100) * [.A11]" office:value-type="float" office:value="6.6" calcext:value-type="float">
            <text:p>6.6</text:p>
          </table:table-cell>
          <table:table-cell table:formula="of:=(([.C11]-[.$B$4])/[.$B$4])*100" office:value-type="float" office:value="230" calcext:value-type="float">
            <text:p>230</text:p>
          </table:table-cell>
        </table:table-row>
        <table:table-row table:style-name="ro1">
          <table:table-cell table:formula="of:=[.A11]" office:value-type="float" office:value="110" calcext:value-type="float">
            <text:p>110</text:p>
          </table:table-cell>
          <table:table-cell table:formula="of:=[.B11]+2" office:value-type="float" office:value="8" calcext:value-type="float">
            <text:p>8</text:p>
          </table:table-cell>
          <table:table-cell table:formula="of:=([.B12]/100) * [.A12]" office:value-type="float" office:value="8.8" calcext:value-type="float">
            <text:p>8.8</text:p>
          </table:table-cell>
          <table:table-cell table:formula="of:=(([.C12]-[.$B$4])/[.$B$4])*100" office:value-type="float" office:value="340" calcext:value-type="float">
            <text:p>340</text:p>
          </table:table-cell>
        </table:table-row>
        <table:table-row table:style-name="ro1">
          <table:table-cell table:formula="of:=[.A12]" office:value-type="float" office:value="110" calcext:value-type="float">
            <text:p>110</text:p>
          </table:table-cell>
          <table:table-cell table:formula="of:=[.B12]+2" office:value-type="float" office:value="10" calcext:value-type="float">
            <text:p>10</text:p>
          </table:table-cell>
          <table:table-cell table:formula="of:=([.B13]/100) * [.A13]" office:value-type="float" office:value="11" calcext:value-type="float">
            <text:p>11</text:p>
          </table:table-cell>
          <table:table-cell table:formula="of:=(([.C13]-[.$B$4])/[.$B$4])*100" office:value-type="float" office:value="450" calcext:value-type="float">
            <text:p>450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table:formula="of:=[.B13]+2" office:value-type="float" office:value="12" calcext:value-type="float">
            <text:p>12</text:p>
          </table:table-cell>
          <table:table-cell table:formula="of:=([.B14]/100) * [.A14]" office:value-type="float" office:value="13.2" calcext:value-type="float">
            <text:p>13.2</text:p>
          </table:table-cell>
          <table:table-cell table:formula="of:=(([.C14]-[.$B$4])/[.$B$4])*100" office:value-type="float" office:value="560" calcext:value-type="float">
            <text:p>560</text:p>
          </table:table-cell>
        </table:table-row>
        <table:table-row table:style-name="ro1">
          <table:table-cell table:formula="of:=[.A14]" office:value-type="float" office:value="110" calcext:value-type="float">
            <text:p>110</text:p>
          </table:table-cell>
          <table:table-cell table:formula="of:=[.B14]+2" office:value-type="float" office:value="14" calcext:value-type="float">
            <text:p>14</text:p>
          </table:table-cell>
          <table:table-cell table:formula="of:=([.B15]/100) * [.A15]" office:value-type="float" office:value="15.4" calcext:value-type="float">
            <text:p>15.4</text:p>
          </table:table-cell>
          <table:table-cell table:formula="of:=(([.C15]-[.$B$4])/[.$B$4])*100" office:value-type="float" office:value="670" calcext:value-type="float">
            <text:p>670</text:p>
          </table:table-cell>
        </table:table-row>
        <table:table-row table:style-name="ro1">
          <table:table-cell table:formula="of:=[.A15]" office:value-type="float" office:value="110" calcext:value-type="float">
            <text:p>110</text:p>
          </table:table-cell>
          <table:table-cell table:formula="of:=[.B15]+2" office:value-type="float" office:value="16" calcext:value-type="float">
            <text:p>16</text:p>
          </table:table-cell>
          <table:table-cell table:formula="of:=([.B16]/100) * [.A16]" office:value-type="float" office:value="17.6" calcext:value-type="float">
            <text:p>17.6</text:p>
          </table:table-cell>
          <table:table-cell table:formula="of:=(([.C16]-[.$B$4])/[.$B$4])*100" office:value-type="float" office:value="780" calcext:value-type="float">
            <text:p>780</text:p>
          </table:table-cell>
        </table:table-row>
        <table:table-row table:style-name="ro1">
          <table:table-cell table:formula="of:=[.A16]" office:value-type="float" office:value="110" calcext:value-type="float">
            <text:p>110</text:p>
          </table:table-cell>
          <table:table-cell table:formula="of:=[.B16]+2" office:value-type="float" office:value="18" calcext:value-type="float">
            <text:p>18</text:p>
          </table:table-cell>
          <table:table-cell table:formula="of:=([.B17]/100) * [.A17]" office:value-type="float" office:value="19.8" calcext:value-type="float">
            <text:p>19.8</text:p>
          </table:table-cell>
          <table:table-cell table:formula="of:=(([.C17]-[.$B$4])/[.$B$4])*100" office:value-type="float" office:value="890" calcext:value-type="float">
            <text:p>890</text:p>
          </table:table-cell>
        </table:table-row>
        <table:table-row table:style-name="ro1">
          <table:table-cell table:formula="of:=[.A17]" office:value-type="float" office:value="110" calcext:value-type="float">
            <text:p>110</text:p>
          </table:table-cell>
          <table:table-cell table:formula="of:=[.B17]+2" office:value-type="float" office:value="20" calcext:value-type="float">
            <text:p>20</text:p>
          </table:table-cell>
          <table:table-cell table:formula="of:=([.B18]/100) * [.A18]" office:value-type="float" office:value="22" calcext:value-type="float">
            <text:p>22</text:p>
          </table:table-cell>
          <table:table-cell table:formula="of:=(([.C18]-[.$B$4])/[.$B$4])*100" office:value-type="float" office:value="1000" calcext:value-type="float">
            <text:p>1000</text:p>
          </table:table-cell>
        </table:table-row>
        <table:table-row table:style-name="ro1">
          <table:table-cell table:formula="of:=[.A18]" office:value-type="float" office:value="110" calcext:value-type="float">
            <text:p>110</text:p>
          </table:table-cell>
          <table:table-cell table:formula="of:=[.B18]+2" office:value-type="float" office:value="22" calcext:value-type="float">
            <text:p>22</text:p>
          </table:table-cell>
          <table:table-cell table:formula="of:=([.B19]/100) * [.A19]" office:value-type="float" office:value="24.2" calcext:value-type="float">
            <text:p>24.2</text:p>
          </table:table-cell>
          <table:table-cell table:formula="of:=(([.C19]-[.$B$4])/[.$B$4])*100" office:value-type="float" office:value="1110" calcext:value-type="float">
            <text:p>1110</text:p>
          </table:table-cell>
        </table:table-row>
      </table:table>
      <table:table table:name="LED TV market shar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mart TV</text:p>
          </table:table-cell>
          <table:table-cell office:value-type="string" calcext:value-type="string">
            <text:p>market share</text:p>
          </table:table-cell>
          <table:table-cell office:value-type="string" calcext:value-type="string">
            <text:p>Dixon Q2 19 Revenue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2">
          <table:table-cell office:value-type="string" calcext:value-type="string">
            <text:p>Xiaomi </text:p>
          </table:table-cell>
          <table:table-cell office:value-type="float" office:value="33" calcext:value-type="float">
            <text:p>33</text:p>
          </table:table-cell>
          <table:table-cell office:value-type="float" office:value="738" calcext:value-type="float">
            <text:p>738</text:p>
          </table:table-cell>
          <table:table-cell table:formula="of:=ROUND([.C2]/[.B2])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msung</text:p>
          </table:table-cell>
          <table:table-cell office:value-type="float" office:value="14" calcext:value-type="float">
            <text:p>14</text:p>
          </table:table-cell>
          <table:table-cell table:formula="of:=[.B3]*[.$D$2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13" calcext:value-type="float">
            <text:p>13</text:p>
          </table:table-cell>
          <table:table-cell table:formula="of:=[.B4]*[.$D$2]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Sony </text:p>
          </table:table-cell>
          <table:table-cell office:value-type="float" office:value="10" calcext:value-type="float">
            <text:p>10</text:p>
          </table:table-cell>
          <table:table-cell table:formula="of:=[.B5]*[.$D$2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9" calcext:value-type="float">
            <text:p>9</text:p>
          </table:table-cell>
          <table:table-cell table:formula="of:=[.B6]*[.$D$2]" office:value-type="float" office:value="198" calcext:value-type="float">
            <text:p>198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>
          <table:table-cell office:value-type="string" calcext:value-type="string">
            <text:p>So samsung deal will increase revenue 50 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0/00/0000</text:date>, <text:time style:data-style-name="N2" text:time-value="0000-00-00T00:00:01.99585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1-15T17:26:10.368140976</meta:creation-date>
    <dc:date>2020-01-02T17:37:31.904943781</dc:date>
    <dc:creator>root </dc:creator>
    <meta:editing-duration>PT2H48M9S</meta:editing-duration>
    <meta:editing-cycles>24</meta:editing-cycles>
    <meta:generator>LibreOffice/4.1.3.2$Linux_x86 LibreOffice_project/410$Build-2</meta:generator>
    <meta:document-statistic meta:table-count="3" meta:cell-count="156" meta:object-count="0"/>
  </office:meta>
</office:document-meta>
</file>